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fixed">
      <style:text-properties fo:font-weight="bold" style:font-weight-asian="bold" style:font-weight-complex="bold"/>
    </style:style>
    <style:style style:name="P22" style:family="paragraph" style:parent-style-name="fixed">
      <style:text-properties fo:font-weight="normal" style:font-weight-asian="normal" style:font-weight-complex="normal"/>
    </style:style>
    <style:style style:name="P23" style:family="paragraph" style:parent-style-name="Heading_20_1">
      <style:paragraph-properties fo:text-align="center" style:justify-single-word="false"/>
    </style:style>
    <style:style style:name="P24" style:family="paragraph" style:parent-style-name="Heading_20_4">
      <style:text-properties fo:font-style="normal" style:font-style-asian="normal" style:font-style-complex="normal"/>
    </style:style>
    <style:style style:name="P25" style:family="paragraph" style:parent-style-name="Heading_20_3">
      <style:text-properties fo:font-style="normal" style:font-style-asian="normal" style:font-style-complex="normal"/>
    </style:style>
    <style:style style:name="P26"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9,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4" text:outline-level="4">4.2.4 Function calls as statements</text:h>
      <text:p text:style-name="P6">Function call expressions like 'foo();' can stand alone as statements, as they have potential side effects. Any return value is lost.</text:p>
      <text:h text:style-name="P25" text:outline-level="3">4.3 Expressions</text:h>
      <text:h text:style-name="P24"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4"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4"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4"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4"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4"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4"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4"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4"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text:soft-page-break/>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text:soft-page-break/>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text:soft-page-break/>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text:soft-page-break/>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text:soft-page-break/>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text:soft-page-break/></text:p>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fixed"><text:span text:style-name="T7">radians( degrees )</text:span></text:p>
      <text:p text:style-name="Text_20_body_20_with_20_1st_20_line_20_indent">Converts degrees to radians and returns the result.</text:p>
      <text:p text:style-name="Text_20_body_20_with_20_1st_20_line_20_indent"/>
      <text:p text:style-name="fixed"><text:span text:style-name="T7">degrees( radians )</text:span></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text:soft-page-break/>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text:soft-page-break/>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text:soft-page-break/>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Heading_20_3" text:outline-level="3">6.8 Built-in module re</text:h>
      <text:p text:style-name="Text_20_body_20_with_20_1st_20_line_20_indent">The 're' module provides extended, perl/awk/egrep-style regular expression functionality. For details on the format of the regular expressions, see the Boost regex module documentation.</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text:soft-page-break/>replace( regex, input, format )</text:p>
      <text:p text:style-name="Text_20_body_20_with_20_1st_20_line_20_indent">Returns the string resulting from replacing in the string 'input' using 'format' and the regular expression object 'regex'. Similar to operations in sed or perl.</text:p>
      <text:p text:style-name="Text_20_body_20_with_20_1st_20_line_20_indent"/>
      <text:p text:style-name="P10">delete( regex )</text:p>
      <text:p text:style-name="Text_20_body_20_with_20_1st_20_line_20_indent">Deletes the regex object 'regex' and returns resources to the operating system. <text:span text:style-name="T7">Must</text:span> be called to properly dispose of the regex object.</text:p>
      <text:p text:style-name="Text_20_body_20_with_20_1st_20_line_20_indent"/>
      <text:h text:style-name="P19" text:outline-level="2">7 Sample deva code</text:h>
      <text:h text:style-name="P26"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soft-page-break/><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soft-page-break/>{</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soft-page-break/><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09T19:13:04</dc:date>
    <meta:editing-duration>PT116H09M20S</meta:editing-duration>
    <meta:editing-cycles>61</meta:editing-cycles>
    <meta:generator>OpenOffice.org/3.0$Linux OpenOffice.org_project/300m15$Build-9379</meta:generator>
    <meta:document-statistic meta:table-count="0" meta:image-count="0" meta:object-count="0" meta:page-count="27" meta:paragraph-count="600" meta:word-count="7043" meta:character-count="40352"/>
    <meta:user-defined meta:name="Info 1"/>
    <meta:user-defined meta:name="Info 2"/>
    <meta:user-defined meta:name="Info 3"/>
    <meta:user-defined meta:name="Info 4"/>
  </office:meta>
</office:document-meta>
</file>